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2">
      <style:text-properties fo:language="ru" fo:country="RU"/>
    </style:style>
    <style:style style:name="P4" style:family="paragraph" style:parent-style-name="Standard" style:list-style-name="L3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3pt" fo:language="ru" fo:country="RU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кининг <text:span text:style-name="T1">MyGUI</text:span></text:p>
      <text:p text:style-name="P5"><text:span text:style-name="T1"/></text:p>
      <text:p text:style-name="P2">Скининг это создание визуальных элементов отображения для виджетов <text:span text:style-name="T1">UI. </text:span>На этапе скининга определяется как будет выглядеть тот или иной элемент.</text:p>
      <text:p text:style-name="P2"/>
      <text:p text:style-name="P2">Чем сложнее виджет тем сложнее его скин. Например кнопка сотоит всего из одного квадратика текстуры а вот уже полоса прокрутки состоит из подложки, двух кнопок по бокам и кнопки котороая перемещается посередине. Получается что скин это иерархическое дерево простых элементов, некий шаблон. Сложные елементы могут быть частью еще более сложных элементов. Например полоса прокрутки является частью списка.</text:p>
      <text:p text:style-name="P2"/>
      <text:p text:style-name="P2">Для упрощения создания скина процесс разбит на две части:</text:p>
      <text:list xml:id="list35130229" text:style-name="L1">
        <text:list-item>
          <text:p text:style-name="P1"><text:span text:style-name="T2">Скининг - создание простейших элементов на основе текстуры.</text:span></text:p>
        </text:list-item>
        <text:list-item>
          <text:p text:style-name="P1"><text:span text:style-name="T2">Макетирование - создание иерархии на основе простейших елементов.</text:span></text:p>
        </text:list-item>
      </text:list>
      <text:p text:style-name="P2"/>
      <text:p text:style-name="P5"/>
      <text:p text:style-name="P5">Краткое описание этапов</text:p>
      <text:p text:style-name="P5"/>
      <text:p text:style-name="P5">Скининг</text:p>
      <text:p text:style-name="P7"/>
      <text:p text:style-name="P2">Этот этап выполняется в редакторе скинов <text:span text:style-name="T1">SkinEditor.</text:span></text:p>
      <text:p text:style-name="P2"><text:span text:style-name="T1"/></text:p>
      <text:p text:style-name="P2">На этапе скининга выполняются следующие операции:</text:p>
      <text:list xml:id="list35189777" text:style-name="L2">
        <text:list-item>
          <text:p text:style-name="P3">Размечается текстура для различных состояний элемента.</text:p>
        </text:list-item>
        <text:list-item>
          <text:p text:style-name="P3">Размечаются места растягивания элемента.</text:p>
        </text:list-item>
        <text:list-item>
          <text:p text:style-name="P3">Размечается место расположения текста, если он нужен элементу.</text:p>
        </text:list-item>
      </text:list>
      <text:p text:style-name="P2"/>
      <text:p text:style-name="P2">После скининга мы имеем простейший элемент, который можно уже использовать в редакторе макетов и даже непосредствено при создании элементов, но, в таком виде элемент не поддерживает свойства и иерархию. Элемент будет иметь состояния, растягивание но не будет, например, текст. Такой элемент будет похож на простую кнопку без текста.</text:p>
      <text:p text:style-name="P2"/>
      <text:p text:style-name="P5">Макетирование</text:p>
      <text:p text:style-name="P2"/>
      <text:p text:style-name="P2">Этот этап выполняется в редакторе макетов <text:span text:style-name="T1">LayoutEditor.</text:span></text:p>
      <text:p text:style-name="P2"><text:span text:style-name="T1"/></text:p>
      <text:p text:style-name="P2">На этапе макетирования выполняются следующие операции:</text:p>
      <text:list xml:id="list35359420" text:style-name="L3">
        <text:list-item>
          <text:p text:style-name="P4">Выбор шаблона для виджета.</text:p>
        </text:list-item>
        <text:list-item>
          <text:p text:style-name="P4">Создание иерархии элементов для шаблона из простых или более сложных элементов.</text:p>
        </text:list-item>
        <text:list-item>
          <text:p text:style-name="P4">Указание свойств шаблона.</text:p>
        </text:list-item>
      </text:list>
      <text:p text:style-name="P2"/>
      <text:p text:style-name="P2">После макетирования мы имеем полноценный шаблон, который можно указывать в качестве скина элемен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5T14:42:57.18</meta:creation-date>
    <dc:date>2012-02-25T15:24:59.91</dc:date>
    <meta:editing-duration>PT42M2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21" meta:word-count="240" meta:character-count="1726"/>
  </office:meta>
</office:document-meta>
</file>